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ext_20_body" style:master-page-name="HTML">
      <style:paragraph-properties fo:text-align="justify" style:justify-single-word="false" style:page-number="auto"/>
      <style:text-properties fo:font-weight="bold"/>
    </style:style>
    <style:style style:name="P6" style:family="paragraph" style:parent-style-name="Text_20_body">
      <style:paragraph-properties fo:text-align="justify" style:justify-single-word="false"/>
      <style:text-properties fo:font-weight="bold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иказ №541 от 18 сентября 2012 года</text:p>
      <text:p text:style-name="P6">И.о. Начальника управления А.П.Шуваев</text:p>
      <text:p text:style-name="P6"/>
      <text:p text:style-name="P6">в соответствии с п.11 ФАП поиска и спасания (ФАП №53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3902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каз Министерства транспорта Российской Федерации (Минтранс России) от 16 января 2012 г. N 6 г. Москва "Об утверждении Федеральных авиационных правил "Организация планирования использования воздушного пространства Российской Федерации""</dc:title>
    <dc:date>2012-09-24T19:37:56</dc:date>
    <meta:generator>LibreOffice/3.5$Linux_X86_64 LibreOffice_project/350m1$Build-2</meta:generator>
    <meta:editing-duration>P0D</meta:editing-duration>
    <meta:editing-cycles>1</meta:editing-cycles>
    <meta:document-statistic meta:table-count="0" meta:image-count="0" meta:object-count="0" meta:page-count="1" meta:paragraph-count="3" meta:word-count="21" meta:character-count="127" meta:non-whitespace-character-count="109"/>
  </office:meta>
</office:document-meta>
</file>